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1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ODO</text:h>
      <text:list xml:id="list4417459578277732623" text:style-name="L1">
        <text:list-item>
          <text:p text:style-name="P2">linking data:</text:p>
          <text:list>
            <text:list-item>
              <text:p text:style-name="P2">departments to territorial units =&gt; use the Spatial DB to generate the RDF mappings</text:p>
            </text:list-item>
            <text:list-item>
              <text:p text:style-name="P2">mapping of a crime record to a criminal record – M:N how to do it?</text:p>
            </text:list-item>
          </text:list>
        </text:list-item>
        <text:list-item>
          <text:p text:style-name="P2">updating data</text:p>
          <text:list>
            <text:list-item>
              <text:p text:style-name="P2">get MDB =&gt; convert to MySQL (Bullzip) =&gt; normalize schema (RUN SQL script) =&gt; run D2RQ =&gt; RDF data</text:p>
            </text:list-item>
            <text:list-item>
              <text:p text:style-name="P2">resulting RDF data:</text:p>
              <text:list>
                <text:list-item>
                  <text:p text:style-name="P2">versioning using differentiating URI parts for year and month?</text:p>
                </text:list-item>
                <text:list-item>
                  <text:p text:style-name="P2">post-processing<text:span text:style-name="T1"> using SPARQL?</text:span></text:p>
                </text:list-item>
              </text:list>
            </text:list-item>
            <text:list-item>
              <text:p text:style-name="P2">solution using <text:span text:style-name="T2">(TODO lookup the Law ontology's way to reference law novellizations)</text:span></text:p>
              <text:list>
                <text:list-item>
                  <text:p text:style-name="P2">one database:</text:p>
                  <text:list>
                    <text:list-item>
                      <text:p text:style-name="P2">new data is merged with the old: new is better and overwrites the old</text:p>
                    </text:list-item>
                    <text:list-item>
                      <text:p text:style-name="P2">how to solve the schema changes? Are they likely?</text:p>
                    </text:list-item>
                  </text:list>
                </text:list-item>
                <text:list-item>
                  <text:p text:style-name="P2">one database for each year: new database for a given year is better and overwrites the old one</text:p>
                  <text:list>
                    <text:list-item>
                      <text:p text:style-name="P2">crimes in separate year databases: using SQL generate owl:sameAs pairs</text:p>
                      <text:list>
                        <text:list-item>
                          <text:p text:style-name="P2">in a SPARQL query it is needed to group the same entities and pick one to represent: adding complexity</text:p>
                        </text:list-item>
                        <text:list-item>
                          <text:p text:style-name="P2">a crime can have a property linking it to its most recent version (crime-property:mostRecent); in SPARQL queries only crimes that are referenced by this property are us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enabling interval spanning crimes</text:p>
        </text:list-item>
        <text:list-item>
          <text:p text:style-name="P3">předmět zájmu a vztah oběti k pachateli: how to represent? as standalone dataset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15H39M48S</meta:editing-duration>
    <meta:editing-cycles>5</meta:editing-cycles>
    <meta:generator>OpenOffice.org/3.4.1$Win32 OpenOffice.org_project/341m1$Build-9593</meta:generator>
    <dc:date>2014-11-10T23:12:09.01</dc:date>
    <meta:document-statistic meta:table-count="0" meta:image-count="0" meta:object-count="0" meta:page-count="1" meta:paragraph-count="19" meta:word-count="214" meta:character-count="1170"/>
    <meta:user-defined meta:name="Info 1"/>
    <meta:user-defined meta:name="Info 2"/>
    <meta:user-defined meta:name="Info 3"/>
    <meta:user-defined meta:name="Info 4"/>
  </office:meta>
</office:document-meta>
</file>